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6">S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5">5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1:58:57.722000000</dc:date>
    <meta:editing-duration>PT17M3S</meta:editing-duration>
    <meta:editing-cycles>5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4" meta:non-whitespace-character-count="33"/>
  </office:meta>
</office:document-meta>
</file>